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14.69cm"/>
    </style:style>
    <style:style style:name="co6" style:family="table-column">
      <style:table-column-properties fo:break-before="auto" style:column-width="11.0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62cm" fo:break-before="auto" style:use-optimal-row-height="false"/>
    </style:style>
    <style:style style:name="ro3" style:family="table-row">
      <style:table-row-properties style:row-height="2.237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  <style:text-properties fo:color="#ffffff"/>
    </style:style>
    <style:style style:name="ce2" style:family="table-cell" style:parent-style-name="Default">
      <style:table-cell-properties fo:border="0.002cm solid #000000" style:vertical-align="middl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fo:border="0.002cm solid #000000" style:vertical-align="middle"/>
    </style:style>
  </office:automatic-styles>
  <office:body>
    <office:spreadsheet>
      <table:table table:name="Release_note_sample" table:style-name="ta1" table:print-ranges="Release_note_sample.A1:Release_note_sample.F37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Function No</text:p>
          </table:table-cell>
          <table:table-cell table:style-name="ce1" office:value-type="string" calcext:value-type="string">
            <text:p>Funcion nam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arget user</text:p>
          </table:table-cell>
          <table:table-cell table:style-name="ce1" office:value-type="string" calcext:value-type="string">
            <text:p>How to use</text:p>
          </table:table-cell>
          <table:table-cell table:style-name="ce1" office:value-type="string" calcext:value-type="string">
            <text:p>User benefit</text:p>
          </table:table-cell>
        </table:table-row>
        <table:table-row table:style-name="ro2">
          <table:table-cell table:style-name="ce2" office:value-type="string" calcext:value-type="string">
            <text:p>1(example)</text:p>
          </table:table-cell>
          <table:table-cell table:style-name="ce2" office:value-type="string" calcext:value-type="string">
            <text:p>Reserve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At first user must select the date, days and the rooms they want to book.</text:p>
            <text:p>Secondly user need to select some options like breakfast including or not.</text:p>
            <text:p>Thirdly can choose pay by credit card or at the door.</text:p>
            <text:p>Finally, user push the bottun to purchase.</text:p>
          </table:table-cell>
          <table:table-cell table:style-name="ce2" office:value-type="string" calcext:value-type="string">
            <text:p>Easy to book.</text:p>
            <text:p>Easy to check</text:p>
          </table:table-cell>
        </table:table-row>
        <table:table-row table:style-name="ro3">
          <table:table-cell table:style-name="ce2" office:value-type="string" calcext:value-type="string">
            <text:p>2(example)</text:p>
          </table:table-cell>
          <table:table-cell table:style-name="ce2" office:value-type="string" calcext:value-type="string">
            <text:p>Arrange of the booking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eceptionist</text:p>
          </table:table-cell>
          <table:table-cell table:style-name="ce4" office:value-type="string" calcext:value-type="string">
            <text:p>Firstly user can check the booking status.</text:p>
            <text:p>According to the booking information, user can arrange the visitor's room.</text:p>
          </table:table-cell>
          <table:table-cell table:style-name="ce5" office:value-type="string" calcext:value-type="string">
            <text:p>User can arrange appropriate room efficiently. </text:p>
          </table:table-cell>
        </table:table-row>
        <table:table-row table:style-name="ro4">
          <table:table-cell table:style-name="ce2" office:value-type="string" calcext:value-type="string">
            <text:p>3(example)</text:p>
          </table:table-cell>
          <table:table-cell table:style-name="ce2" office:value-type="string" calcext:value-type="string">
            <text:p>Analyz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ales manager</text:p>
          </table:table-cell>
          <table:table-cell table:style-name="ce2" office:value-type="string" calcext:value-type="string">
            <text:p>Firstly user select yearly , monthly or weekly marketing report.</text:p>
            <text:p>Secondly they can see the graph about product categorized sales amount.</text:p>
            <text:p>Then they can change the graph with benefit rate or revenue amount.</text:p>
            <text:p>Also they can drill down the graph for more detailed categories or each product name.</text:p>
          </table:table-cell>
          <table:table-cell table:style-name="ce5" office:value-type="string" calcext:value-type="string">
            <text:p>Sales manager can check what kind of product sold well in past one year, month or year.</text:p>
            <text:p>Also they can check benefit rate or revenue amount by this function</text:p>
          </table:table-cell>
        </table:table-row>
        <table:table-row table:style-name="ro1" table:number-rows-repeated="16">
          <table:table-cell table:number-columns-repeated="6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Notice: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ou can use openoffice Calc, Microsoft Excel or some other spreadsheets softwares.*1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en you submit this document, please convert it to PDF format.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ou can add other columns or arrange the sheet as you like easy to read but do not decrease contents from sample format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*1 We will use Openoffice calc in the next step to modify this docs.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<text:s text:c="4"/>Then Open Office calc is recommended.</text:p>
          </table:table-cell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58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2015/11/19</text:date>, <text:time>23:40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8:38:15.12</meta:creation-date>
    <dc:date>2015-09-18T12:26:21.779000000</dc:date>
    <meta:editing-duration>PT1H39M58S</meta:editing-duration>
    <meta:editing-cycles>15</meta:editing-cycles>
    <meta:generator>OpenOffice/4.1.1$Win32 OpenOffice.org_project/411m6$Build-9775</meta:generator>
    <dc:creator>yamada_n </dc:creator>
    <meta:document-statistic meta:table-count="1" meta:cell-count="30" meta:object-count="0"/>
  </office:meta>
</office:document-meta>
</file>